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style:font-name="Times New Roman" fo:font-size="12pt" fo:font-style="normal" fo:font-weight="normal" officeooo:rsid="0010cd14" officeooo:paragraph-rsid="0010cd1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Times New Roman" fo:font-size="12pt" fo:font-style="normal" fo:font-weight="normal" officeooo:rsid="001c0eda" officeooo:paragraph-rsid="001c0ed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Times New Roman" fo:font-size="12pt" fo:font-style="normal" fo:font-weight="normal" officeooo:rsid="003b7404" officeooo:paragraph-rsid="003b740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font-weight="bold" style:font-weight-asian="bold" style:font-weight-complex="bold"/>
    </style:style>
    <style:style style:name="P16" style:family="paragraph" style:parent-style-name="Standard" style:list-style-name="L2">
      <style:text-properties style:font-name="Times New Roman" fo:font-size="12pt" fo:font-style="normal" fo:font-weight="normal" officeooo:rsid="00a63bc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text-properties style:font-name="Times New Roman" fo:font-size="12pt" fo:font-style="normal" fo:font-weight="normal" officeooo:rsid="0010cd14" officeooo:paragraph-rsid="0010cd1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text-properties style:font-name="Times New Roman" fo:font-size="12pt" fo:font-style="normal" fo:font-weight="normal" officeooo:rsid="001ef8a8" officeooo:paragraph-rsid="001ef8a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text-properties style:font-name="Times New Roman" fo:font-size="12pt" fo:font-style="normal" fo:font-weight="normal" officeooo:rsid="0018309d" officeooo:paragraph-rsid="0018309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text-properties style:font-name="Times New Roman" fo:font-size="12pt" fo:font-style="normal" fo:font-weight="normal" officeooo:rsid="004b4375" officeooo:paragraph-rsid="004b437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text-properties style:font-name="Times New Roman" fo:font-size="12pt" fo:font-style="normal" fo:font-weight="normal" officeooo:rsid="0011d5b9" officeooo:paragraph-rsid="0011d5b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text-properties style:font-name="Times New Roman" fo:font-size="12pt" fo:font-style="normal" fo:font-weight="normal" officeooo:rsid="001d2cc8" officeooo:paragraph-rsid="001d2cc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text-properties style:font-name="Times New Roman" fo:font-size="12pt" fo:font-style="normal" fo:font-weight="normal" officeooo:rsid="001cb04f" officeooo:paragraph-rsid="002c87c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text-properties style:font-name="Times New Roman" fo:font-size="12pt" fo:font-style="normal" fo:font-weight="normal" officeooo:rsid="001cb04f" officeooo:paragraph-rsid="001cb04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text-properties style:font-name="Times New Roman" fo:font-size="12pt" fo:font-style="normal" fo:font-weight="normal" officeooo:rsid="002cef03" officeooo:paragraph-rsid="002cef0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text-properties style:font-name="Times New Roman" fo:font-size="12pt" fo:font-style="normal" fo:font-weight="normal" officeooo:rsid="002612e5" officeooo:paragraph-rsid="002e885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text-properties style:font-name="Times New Roman" fo:font-size="12pt" fo:font-style="normal" fo:font-weight="normal" officeooo:rsid="002fc7c8" officeooo:paragraph-rsid="004da72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style:font-name="Times New Roman" fo:font-size="12pt" fo:font-style="normal" fo:font-weight="normal" officeooo:rsid="002fc7c8" officeooo:paragraph-rsid="002fc7c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style:font-name="Times New Roman" fo:font-size="12pt" fo:font-style="normal" fo:font-weight="normal" officeooo:rsid="003e318c" officeooo:paragraph-rsid="003e318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text-properties style:font-name="Times New Roman" fo:font-size="12pt" fo:font-style="normal" fo:font-weight="normal" officeooo:rsid="003b7404" officeooo:paragraph-rsid="003b740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2">
      <style:paragraph-properties fo:text-align="justify" style:justify-single-word="false"/>
      <style:text-properties style:font-name="Times New Roman" fo:font-size="12pt" fo:font-weight="normal" officeooo:rsid="00a29b5a" style:font-size-asian="12pt" style:font-weight-asian="normal" style:font-size-complex="12pt"/>
    </style:style>
    <style:style style:name="P32" style:family="paragraph" style:parent-style-name="Text_20_body" style:list-style-name="L3">
      <style:paragraph-properties fo:text-align="justify" style:justify-single-word="false"/>
      <style:text-properties style:font-name="Times New Roman" fo:font-size="12pt" fo:font-weight="normal" officeooo:rsid="00a29b5a" officeooo:paragraph-rsid="00a3c2f4" style:font-size-asian="12pt" style:font-weight-asian="normal" style:font-size-complex="12pt"/>
    </style:style>
    <style:style style:name="P33" style:family="paragraph" style:parent-style-name="Text_20_body" style:list-style-name="L3">
      <style:paragraph-properties fo:text-align="justify" style:justify-single-word="false"/>
      <style:text-properties style:font-name="Times New Roman" fo:font-size="12pt" fo:font-weight="normal" officeooo:rsid="00a3c2f4" officeooo:paragraph-rsid="00a3c2f4" style:font-size-asian="12pt" style:font-weight-asian="normal" style:font-size-complex="12pt"/>
    </style:style>
    <style:style style:name="P34" style:family="paragraph" style:parent-style-name="Text_20_body" style:list-style-name="L3">
      <style:paragraph-properties fo:text-align="justify" style:justify-single-word="false"/>
      <style:text-properties style:font-name="Times New Roman" fo:font-size="12pt" fo:font-style="normal" fo:font-weight="normal" officeooo:rsid="00a3c2f4" officeooo:paragraph-rsid="00a3c2f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 style:list-style-name="L3">
      <style:paragraph-properties fo:text-align="justify" style:justify-single-word="false"/>
      <style:text-properties style:font-name="Times New Roman" fo:font-size="12pt" fo:font-style="normal" fo:font-weight="normal" officeooo:rsid="00a4cf0c" officeooo:paragraph-rsid="00a4cf0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 style:list-style-name="L3">
      <style:paragraph-properties fo:text-align="justify" style:justify-single-word="false"/>
      <style:text-properties style:font-name="Times New Roman" fo:font-size="12pt" fo:font-style="normal" fo:font-weight="normal" officeooo:rsid="00a63bc9" officeooo:paragraph-rsid="00a63bc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 style:list-style-name="L3">
      <style:paragraph-properties fo:text-align="justify" style:justify-single-word="false"/>
      <style:text-properties fo:color="#ff0000" style:font-name="Times New Roman" fo:font-size="12pt" fo:font-style="normal" fo:font-weight="bold" officeooo:rsid="00142ed5" officeooo:paragraph-rsid="00142ed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cd14" style:font-weight-asian="bold" style:font-weight-complex="bold"/>
    </style:style>
    <style:style style:name="T4" style:family="text">
      <style:text-properties fo:font-weight="bold" officeooo:rsid="001d11f6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a3c2f4" style:font-style-asian="italic" style:font-style-complex="italic"/>
    </style:style>
    <style:style style:name="T8" style:family="text">
      <style:text-properties fo:font-style="italic" officeooo:rsid="001f5d77" style:font-style-asian="italic" style:font-style-complex="italic"/>
    </style:style>
    <style:style style:name="T9" style:family="text">
      <style:text-properties fo:font-style="italic" officeooo:rsid="002aa889" style:font-style-asian="italic" style:font-style-complex="italic"/>
    </style:style>
    <style:style style:name="T10" style:family="text">
      <style:text-properties fo:font-style="italic" officeooo:rsid="00334de7" style:font-style-asian="italic" style:font-style-complex="italic"/>
    </style:style>
    <style:style style:name="T11" style:family="text">
      <style:text-properties fo:font-style="normal" style:font-style-asian="normal" style:font-style-complex="normal" style:font-weight-complex="normal"/>
    </style:style>
    <style:style style:name="T12" style:family="text">
      <style:text-properties fo:font-style="normal" officeooo:rsid="00a3c2f4" style:font-style-asian="normal" style:font-style-complex="normal" style:font-weight-complex="normal"/>
    </style:style>
    <style:style style:name="T13" style:family="text">
      <style:text-properties fo:font-style="normal" officeooo:rsid="00a4cf0c" style:font-style-asian="normal" style:font-style-complex="normal" style:font-weight-complex="normal"/>
    </style:style>
    <style:style style:name="T14" style:family="text">
      <style:text-properties fo:font-style="normal" officeooo:rsid="00a3c2f4" style:font-style-asian="normal" style:font-style-complex="normal"/>
    </style:style>
    <style:style style:name="T15" style:family="text">
      <style:text-properties fo:font-style="normal" fo:font-weight="bold" officeooo:rsid="00a3c2f4" style:font-style-asian="normal" style:font-weight-asian="bold" style:font-style-complex="normal" style:font-weight-complex="bold"/>
    </style:style>
    <style:style style:name="T16" style:family="text">
      <style:text-properties officeooo:rsid="00a3c2f4"/>
    </style:style>
    <style:style style:name="T17" style:family="text">
      <style:text-properties officeooo:rsid="0010cd14"/>
    </style:style>
    <style:style style:name="T18" style:family="text">
      <style:text-properties officeooo:rsid="0011c799"/>
    </style:style>
    <style:style style:name="T19" style:family="text">
      <style:text-properties officeooo:rsid="00127645"/>
    </style:style>
    <style:style style:name="T20" style:family="text">
      <style:text-properties officeooo:rsid="001650a8"/>
    </style:style>
    <style:style style:name="T21" style:family="text">
      <style:text-properties officeooo:rsid="0018309d"/>
    </style:style>
    <style:style style:name="T22" style:family="text">
      <style:text-properties officeooo:rsid="001d11f6"/>
    </style:style>
    <style:style style:name="T23" style:family="text">
      <style:text-properties officeooo:rsid="002aa889"/>
    </style:style>
    <style:style style:name="T24" style:family="text">
      <style:text-properties officeooo:rsid="002b4211"/>
    </style:style>
    <style:style style:name="T25" style:family="text">
      <style:text-properties officeooo:rsid="002c87cd"/>
    </style:style>
    <style:style style:name="T26" style:family="text">
      <style:text-properties officeooo:rsid="002e8854"/>
    </style:style>
    <style:style style:name="T27" style:family="text">
      <style:text-properties officeooo:rsid="00334de7"/>
    </style:style>
    <style:style style:name="T28" style:family="text">
      <style:text-properties officeooo:rsid="00359d0c"/>
    </style:style>
    <style:style style:name="T29" style:family="text">
      <style:text-properties officeooo:rsid="00428e9b"/>
    </style:style>
    <style:style style:name="T30" style:family="text">
      <style:text-properties officeooo:rsid="00460414"/>
    </style:style>
    <style:style style:name="T31" style:family="text">
      <style:text-properties officeooo:rsid="004962e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STUDO DIRIGIDO: <text:span text:style-name="T30">SISTEMAS DE ARQUIVOS</text:span></text:p>
      <text:p text:style-name="P6"><text:span text:style-name="Fonte_20_parág._20_padrão"><text:span text:style-name="T1">(COLOQUE <text:s/>SEU NOME AQUI)</text:span></text:span></text:p>
      <text:p text:style-name="P7"/>
      <text:p text:style-name="P7">INSTRUÇÕES:</text:p>
      <text:list xml:id="list3877595127518972358" text:style-name="L1">
        <text:list-item>
          <text:p text:style-name="P14">Os exercícios abaixo deverão ser feitos dentro do terminal do Linux</text:p>
        </text:list-item>
        <text:list-item>
          <text:p text:style-name="P14">Os exercícios estão, em sua maioria, dependentes um dos outros. Ou seja, o segundo depende do primeiro, o terceiro do segundo, e assim sucessivamente. Procure fazê-los na ordem.</text:p>
        </text:list-item>
        <text:list-item>
          <text:p text:style-name="P14"><text:span text:style-name="Fonte_20_parág._20_padrão"><text:span text:style-name="T2">Deverá ser entregue um relatório, até a data final especificada, contendo a sequência de comandos que vocês digitaram para realizar cada item do trabalho. <text:line-break/></text:span></text:span>A sequência de comandos <text:span text:style-name="Fonte_20_parág._20_padrão"><text:span text:style-name="T5">deverá</text:span></text:span> ser um screenshot da tela de terminal com os comandos que vocês utilizaram.</text:p>
        </text:list-item>
        <text:list-item>
          <text:p text:style-name="P15">Os comandos deverão ser explicados, bem como o significado de seus parâmetros.</text:p>
        </text:list-item>
        <text:list-item>
          <text:p text:style-name="P14">Entregue este trabalho em formato PDF! Coloque o seu nome no lugar do nome do aluno acima!</text:p>
        </text:list-item>
      </text:list>
      <text:p text:style-name="Standard"/>
      <text:p text:style-name="P7">ESPECIFICAÇÃO:</text:p>
      <text:p text:style-name="P8"/>
      <text:list xml:id="list2732764386372414" text:style-name="L2">
        <text:list-item>
          <text:p text:style-name="P31"><text:span text:style-name="T16">C</text:span>rie uma Máquina Virtual com um HD de 20GB. </text:p>
        </text:list-item>
      </text:list>
      <text:list xml:id="list2216448308166649215" text:style-name="L3">
        <text:list-header>
          <text:p text:style-name="P32"><text:span text:style-name="T16">Porém, durante a instalação, quando o instalador perguntar como </text:span><text:span text:style-name="T7">particionar o disco, </text:span><text:span text:style-name="T14">escolha </text:span><text:span text:style-name="T15">customizar.</text:span><text:span text:style-name="T12"> <text:s/></text:span></text:p>
          <text:p text:style-name="P34">Crie uma instalação com os seguintes parâmetros:</text:p>
          <text:list>
            <text:list-item>
              <text:p text:style-name="P33"><text:span text:style-name="T11">10GB para </text:span><text:span text:style-name="T13">a pasta raiz /</text:span></text:p>
            </text:list-item>
            <text:list-item>
              <text:p text:style-name="P35">2GB para área de swap</text:p>
            </text:list-item>
          </text:list>
          <text:p text:style-name="P37">Criem um Snapshot após a instalação do Sistema Operacional!!! <text:span text:style-name="T20">Potencialmente vocês podem perder tudo nesse trabalho!</text:span></text:p>
          <text:p text:style-name="P36">Após a instalação, inicie o sistema operacional.</text:p>
          <text:p text:style-name="P36"/>
        </text:list-header>
      </text:list>
      <text:list xml:id="list1611886218844" text:continue-list="list2732764386372414" text:style-name="L2">
        <text:list-item>
          <text:p text:style-name="P16">Abra um terminal. <text:span text:style-name="T17">Execute o comando </text:span><text:span text:style-name="T3">fdisk</text:span><text:span text:style-name="T17"> /dev/sda e descubra o que as seguintes opções fazem:</text:span></text:p>
          <text:list>
            <text:list-item>
              <text:p text:style-name="P17">p</text:p>
            </text:list-item>
            <text:list-item>
              <text:p text:style-name="P17">m</text:p>
            </text:list-item>
            <text:list-item>
              <text:p text:style-name="P18">n</text:p>
            </text:list-item>
            <text:list-item>
              <text:p text:style-name="P18">v</text:p>
            </text:list-item>
            <text:list-item>
              <text:p text:style-name="P18">w</text:p>
              <text:p text:style-name="P18"/>
            </text:list-item>
          </text:list>
        </text:list-item>
        <text:list-item>
          <text:p text:style-name="P17"><text:span text:style-name="T21">Com o</text:span> <text:span text:style-name="T2">fdisk</text:span>, descubra qual é o tamanho do bloco do disco e quantos blocos há na partição <text:span text:style-name="T6">/dev/sda</text:span><text:span text:style-name="T8">2</text:span></text:p>
          <text:p text:style-name="P17"/>
          <text:p text:style-name="P17">Multiplique a quantidade de blocos pelo tamanho do bloco. O que o valor resultante significa? <text:span text:style-name="T18">É o valor esperado? Justifique.</text:span></text:p>
          <text:p text:style-name="P17"/>
        </text:list-item>
        <text:list-item>
          <text:p text:style-name="P19">Com o <text:span text:style-name="T2">fdisk</text:span>, crie <text:span text:style-name="T24">3</text:span> partições de <text:span text:style-name="T24">2</text:span>GB. Para isso, utilize a opção <text:span text:style-name="T8">n </text:span></text:p>
          <text:p text:style-name="P20">Você consegue criar as 3 partições primárias? Se não, explique o porquê e como você deverá fazer para criar as 3 partições pedidas.</text:p>
          <text:p text:style-name="P17"/>
        </text:list-item>
        <text:list-item>
          <text:p text:style-name="P21"><text:soft-page-break/>A ferramenta <text:span text:style-name="T2">mkfs </text:span>é a responsável por criar sistemas de a<text:span text:style-name="T19">r</text:span>quivos em partições GNU/Linux. <text:span text:style-name="T22">Cada sistema de arquivos possui uma variação desse programa do tipo </text:span><text:span text:style-name="T4">mkfs.[tipo]</text:span><text:span text:style-name="T22">, em que</text:span><text:span text:style-name="T4"> </text:span><text:span text:style-name="T22">[tipo] é o tipo de sistema de arquivos.</text:span></text:p>
          <text:p text:style-name="P21"/>
          <text:p text:style-name="P22">Ou seja, o comando <text:span text:style-name="T2">mkfs.ext4 </text:span>é o responsável por criar sistemas de arquivos do tipo ext4. Descubra o que os seguintes parâmetros fazem:</text:p>
          <text:list>
            <text:list-item>
              <text:p text:style-name="P22">-b</text:p>
            </text:list-item>
          </text:list>
        </text:list-item>
      </text:list>
      <text:p text:style-name="P11"/>
      <text:list xml:id="list1613474698347" text:continue-numbering="true" text:style-name="L2">
        <text:list-item>
          <text:p text:style-name="P23">Usando o mkfs, crie <text:span text:style-name="T25">os seguintes tipos de sistemas de arquivos: </text:span></text:p>
          <text:list>
            <text:list-item>
              <text:p text:style-name="P23">um sistema de arquivos do tipo <text:span text:style-name="T6">ext4</text:span> <text:span text:style-name="T23">com tamanho de bloco de 4K,</text:span></text:p>
            </text:list-item>
            <text:list-item>
              <text:p text:style-name="P23"><text:span text:style-name="T23">um sistema de arquivos do tipo </text:span><text:span text:style-name="T9">ext4</text:span><text:span text:style-name="T23"> com tamanho de bloco de 1K,</text:span></text:p>
            </text:list-item>
            <text:list-item>
              <text:p text:style-name="P25">um sistema de arquivos do tipo <text:span text:style-name="T6">ext2</text:span></text:p>
            </text:list-item>
          </text:list>
          <text:p text:style-name="P24"/>
        </text:list-item>
        <text:list-item>
          <text:p text:style-name="P26">Crie <text:span text:style-name="T26">3</text:span> pastas: </text:p>
          <text:list>
            <text:list-item>
              <text:p text:style-name="P26">/media/partica<text:span text:style-name="T29">oA</text:span></text:p>
            </text:list-item>
            <text:list-item>
              <text:p text:style-name="P26">/media/particao<text:span text:style-name="T29">B</text:span></text:p>
            </text:list-item>
            <text:list-item>
              <text:p text:style-name="P26">/media/particao<text:span text:style-name="T29">C</text:span></text:p>
              <text:p text:style-name="P26"/>
            </text:list-item>
          </text:list>
          <text:p text:style-name="P27">Monte <text:span text:style-name="T28">os sistemas de arquivos </text:span>do item <text:span text:style-name="T31">6 nas pastas acima</text:span> usando o comando <text:span text:style-name="T6">mount. </text:span></text:p>
          <text:p text:style-name="P27"><text:span text:style-name="T27">Tente escrever algum arquivo nelas com o comando </text:span><text:span text:style-name="T10">touch. </text:span><text:span text:style-name="T27">Você consegue escrever? Se não, o que você deve fazer para poder conseguir?</text:span></text:p>
          <text:p text:style-name="P28"/>
        </text:list-item>
        <text:list-item>
          <text:p text:style-name="P29">Desmonte todos os sistemas de arquivos montados no item anterior.</text:p>
          <text:p text:style-name="P28"/>
        </text:list-item>
        <text:list-item>
          <text:p text:style-name="P30">Edite o arquivo <text:span text:style-name="T6">/etc/fstab</text:span> para que os sistemas de arquivos criados sejam automaticamente montados ao iniciar o computador.</text:p>
        </text:list-item>
      </text:list>
      <text:p text:style-name="P12"/>
      <text:p text:style-name="P11"/>
      <text:list xml:id="list1613621919697" text:continue-numbering="true" text:style-name="L2">
        <text:list-header>
          <text:p text:style-name="P17"/>
        </text:list-header>
      </text:list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3465af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Padrão" style:default-outline-level="" style:class="text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1" style:display-name="lyt-movwaves~LT~Gliederung 1" style:family="paragraph" style:default-outline-level="">
      <style:paragraph-properties fo:margin-left="1.088cm" fo:margin-right="0cm" fo:margin-top="0cm" fo:margin-bottom="0.453cm" loext:contextual-spacing="false" fo:text-align="start" style:justify-single-word="false" fo:orphans="2" fo:widows="2" fo:text-indent="-0.817cm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1" style:display-name="keyboard~LT~Gliederung 1" style:family="paragraph" style:default-outline-level="">
      <style:paragraph-properties fo:margin-left="1.087cm" fo:margin-right="0cm" fo:margin-top="0cm" fo:margin-bottom="0.452cm" loext:contextual-spacing="false" fo:text-align="start" style:justify-single-word="false" fo:orphans="2" fo:widows="2" fo:text-indent="-0.815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Hintergrund" style:display-name="UserTempla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UserTemplate_7e_LT_7e_Hintergrundobjekte" style:display-name="UserTempla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UserTemplate_7e_LT_7e_Notizen" style:display-name="UserTempla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Untertitel" style:display-name="UserTemplat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Titel" style:display-name="UserTemplate~LT~Titel" style:family="paragraph" style:default-outline-level="">
      <style:paragraph-properties fo:text-align="center" style:justify-single-word="false" fo:orphans="2" fo:widows="2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Gliederung_20_9" style:display-name="UserTemplate~LT~Gliederung 9" style:family="paragraph" style:parent-style-name="UserTemplate_7e_LT_7e_Gliederung_20_8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8" style:display-name="UserTemplate~LT~Gliederung 8" style:family="paragraph" style:parent-style-name="UserTemplate_7e_LT_7e_Gliederung_20_7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7" style:display-name="UserTemplate~LT~Gliederung 7" style:family="paragraph" style:parent-style-name="UserTemplate_7e_LT_7e_Gliederung_20_6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6" style:display-name="UserTemplate~LT~Gliederung 6" style:family="paragraph" style:parent-style-name="UserTemplate_7e_LT_7e_Gliederung_20_5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5" style:display-name="UserTemplate~LT~Gliederung 5" style:family="paragraph" style:parent-style-name="UserTemplate_7e_LT_7e_Gliederung_20_4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4" style:display-name="UserTemplate~LT~Gliederung 4" style:family="paragraph" style:parent-style-name="UserTemplate_7e_LT_7e_Gliederung_20_3" style:default-outline-level="">
      <style:paragraph-properties fo:margin-left="0cm" fo:margin-right="0cm" fo:margin-top="0.18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3" style:display-name="UserTemplate~LT~Gliederung 3" style:family="paragraph" style:parent-style-name="UserTemplate_7e_LT_7e_Gliederung_20_2" style:default-outline-level="">
      <style:paragraph-properties fo:margin-left="0cm" fo:margin-right="0cm" fo:margin-top="0.27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serTemplate_7e_LT_7e_Gliederung_20_2" style:display-name="UserTemplate~LT~Gliederung 2" style:family="paragraph" style:parent-style-name="UserTemplate_7e_LT_7e_Gliederung_20_1" style:default-outline-level="">
      <style:paragraph-properties fo:margin-left="0cm" fo:margin-right="0cm" fo:margin-top="0.36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serTemplate_7e_LT_7e_Gliederung_20_1" style:display-name="UserTemplate~LT~Gliederung 1" style:family="paragraph" style:default-outline-level="">
      <style:paragraph-properties fo:margin-left="0cm" fo:margin-right="0cm" fo:margin-top="0.453cm" fo:margin-bottom="0cm" loext:contextual-spacing="false" fo:text-align="start" style:justify-single-word="false" fo:orphans="2" fo:widows="2" fo:text-indent="0cm" style:auto-text-indent="false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" style:display-name="Rodapé Char" style:family="text" style:parent-style-name="Fonte_20_parág._20_padrão"/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7.002cm" fo:margin-left="0cm" table:align="left"/>
    </style:style>
    <style:style style:name="Tabela1.A" style:family="table-column">
      <style:table-column-properties style:column-width="5.667cm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2">Curso Técnico em Informática Integrado ao Ensino Médio</text:p>
        <text:p text:style-name="MP2">Disciplina de Sistemas Operacionais</text:p>
        <text:p text:style-name="MP2">Professor Bruno Policarpo Toledo Freitas</text:p>
      </style:header>
      <style:foot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7-08T19:38:00Z</meta:creation-date>
    <dc:date>2019-10-10T00:16:11.457584465</dc:date>
    <meta:editing-cycles>56</meta:editing-cycles>
    <meta:editing-duration>PT4H36M15S</meta:editing-duration>
    <meta:document-statistic meta:table-count="1" meta:image-count="0" meta:object-count="0" meta:page-count="2" meta:paragraph-count="47" meta:word-count="517" meta:character-count="3036" meta:non-whitespace-character-count="2564"/>
    <meta:template xlink:type="simple" xlink:actuate="onRequest" xlink:title="" xlink:href="Normal.dotm"/>
  </office:meta>
</office:document-meta>
</file>